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ta Imported</text:p>
      <text:p text:style-name="Standard">{0.0: 2979, 3.0: 16, 4.0: 13, 5.0: 4, 6.0: 5455, 7.0: 8, 8.0: 44, 9.0: 5}</text:p>
      <text:p text:style-name="Standard">/home/benjamin/Downloads/Ansel_Lab_Things/algorithms/Project2/clusters/algs.py:178: RuntimeWarning: Mean of empty slice.</text:p>
      <text:p text:style-name="Standard"><text:s text:c="2"/>self.centroids[i,:] = cluster_data_expanded.mean(axis=0)</text:p>
      <text:p text:style-name="Standard">/home/benjamin/.local/lib/python3.8/site-packages/numpy/core/_methods.py:162: RuntimeWarning: invalid value encountered in true_divide</text:p>
      <text:p text:style-name="Standard"><text:s text:c="2"/>ret = um.true_divide(</text:p>
      <text:p text:style-name="Standard">Na fixed</text:p>
      <text:p text:style-name="Standard">Na fixed</text:p>
      <text:p text:style-name="Standard">{1.0: 2979, 3.0: 16, 4.0: 13, 5.0: 4, 6.0: 5458, 7.0: 8, 8.0: 41, 9.0: 5}</text:p>
      <text:p text:style-name="Standard">Na fixed</text:p>
      <text:p text:style-name="Standard">Na fixed</text:p>
      <text:p text:style-name="Standard">{0.0: 16, 2.0: 2979, 3.0: 16, 4.0: 13, 5.0: 4, 6.0: 5442, 7.0: 8, 8.0: 41, 9.0: 5}</text:p>
      <text:p text:style-name="Standard">Na fixed</text:p>
      <text:p text:style-name="Standard">{0.0: 16, 1.0: 2979, 3.0: 16, 4.0: 13, 5.0: 4, 6.0: 5442, 7.0: 8, 8.0: 41, 9.0: 5}</text:p>
      <text:p text:style-name="Standard">Na fixed</text:p>
      <text:p text:style-name="Standard">{0.0: 16, 1.0: 2979, 2.0: 1, 3.0: 16, 4.0: 13, 5.0: 4, 6.0: 5441, 7.0: 8, 8.0: 41, 9.0: 5}</text:p>
      <text:p text:style-name="Standard">{0.0: 16, 1.0: 2979, 2.0: 1, 3.0: 16, 4.0: 13, 5.0: 4, 6.0: 5441, 7.0: 8, 8.0: 41, 9.0: 5}</text:p>
      <text:p text:style-name="Standard">Data Importedompleted: 6</text:p>
      <text:p text:style-name="Standard">{0.0: 996, 1.0: 6, 5.0: 1811, 7.0: 22, 8.0: 6}</text:p>
      <text:p text:style-name="Standard">Na fixed</text:p>
      <text:p text:style-name="Standard">Na fixed</text:p>
      <text:p text:style-name="Standard">Na fixed</text:p>
      <text:p text:style-name="Standard">Na fixed</text:p>
      <text:p text:style-name="Standard">Na fixed</text:p>
      <text:p text:style-name="Standard">{0.0: 996, 1.0: 6, 3.0: 1, 4.0: 1, 5.0: 1821, 6.0: 1, 7.0: 8, 8.0: 6, 9.0: 1}</text:p>
      <text:p text:style-name="Standard">Na fixed</text:p>
      <text:p text:style-name="Standard">{0.0: 996, 1.0: 6, 2.0: 5, 3.0: 1, 4.0: 1, 5.0: 1819, 6.0: 1, 7.0: 5, 8.0: 6, 9.0: 1}</text:p>
      <text:p text:style-name="Standard">{0.0: 996, 1.0: 6, 2.0: 5, 3.0: 1, 4.0: 1, 5.0: 1819, 6.0: 1, 7.0: 5, 8.0: 6, 9.0: 1}</text:p>
      <text:p text:style-name="Standard">[t-SNE] Computing 121 nearest neighbors...</text:p>
      <text:p text:style-name="Standard">[t-SNE] Indexed 8524 samples in 7.020s...</text:p>
      <text:p text:style-name="Standard">[t-SNE] Computed neighbors for 8524 samples in 645.774s...</text:p>
      <text:p text:style-name="Standard">[t-SNE] Computed conditional probabilities for sample 1000 / 8524</text:p>
      <text:p text:style-name="Standard">[t-SNE] Computed conditional probabilities for sample 2000 / 8524</text:p>
      <text:p text:style-name="Standard">[t-SNE] Computed conditional probabilities for sample 3000 / 8524</text:p>
      <text:p text:style-name="Standard">[t-SNE] Computed conditional probabilities for sample 4000 / 8524</text:p>
      <text:p text:style-name="Standard">[t-SNE] Computed conditional probabilities for sample 5000 / 8524</text:p>
      <text:p text:style-name="Standard">[t-SNE] Computed conditional probabilities for sample 6000 / 8524</text:p>
      <text:p text:style-name="Standard">[t-SNE] Computed conditional probabilities for sample 7000 / 8524</text:p>
      <text:p text:style-name="Standard">[t-SNE] Computed conditional probabilities for sample 8000 / 8524</text:p>
      <text:p text:style-name="Standard">[t-SNE] Computed conditional probabilities for sample 8524 / 8524</text:p>
      <text:p text:style-name="Standard">[t-SNE] Mean sigma: 0.000000</text:p>
      <text:p text:style-name="Standard">[t-SNE] KL divergence after 250 iterations with early exaggeration: 75.388184</text:p>
      <text:p text:style-name="Standard">[t-SNE] KL divergence after 300 iterations: 1.756538</text:p>
      <text:p text:style-name="Standard">[t-SNE] Computing 121 nearest neighbors...</text:p>
      <text:p text:style-name="Standard">[t-SNE] Indexed 2841 samples in 0.574s...</text:p>
      <text:p text:style-name="Standard">[t-SNE] Computed neighbors for 2841 samples in 25.450s...</text:p>
      <text:p text:style-name="Standard">[t-SNE] Computed conditional probabilities for sample 1000 / 2841</text:p>
      <text:p text:style-name="Standard"><text:soft-page-break/>[t-SNE] Computed conditional probabilities for sample 2000 / 2841</text:p>
      <text:p text:style-name="Standard">[t-SNE] Computed conditional probabilities for sample 2841 / 2841</text:p>
      <text:p text:style-name="Standard">[t-SNE] Mean sigma: 0.000000</text:p>
      <text:p text:style-name="Standard">[t-SNE] KL divergence after 250 iterations with early exaggeration: 66.874184</text:p>
      <text:p text:style-name="Standard">[t-SNE] KL divergence after 300 iterations: 1.299633</text:p>
      <text:p text:style-name="Standard">2841</text:p>
      <text:p text:style-name="Standard">{0.0: 4, 1.0: 2837}</text:p>
      <text:p text:style-name="Standard">{0.0: 1845, 1.0: 996}: 1</text:p>
      <text:p text:style-name="Standard">{0.0: 1845, 1.0: 996}: 2</text:p>
      <text:p text:style-name="Standard">{0.0: 996, 1.0: 32, 2.0: 1813}</text:p>
      <text:p text:style-name="Standard">{0.0: 996, 1.0: 32, 2.0: 1813}</text:p>
      <text:p text:style-name="Standard">{0.0: 7, 1.0: 7, 2.0: 996, 3.0: 1831}</text:p>
      <text:p text:style-name="Standard">{0.0: 7, 1.0: 6, 2.0: 996, 3.0: 1832}</text:p>
      <text:p text:style-name="Standard">{0.0: 7, 1.0: 6, 2.0: 996, 3.0: 1832}</text:p>
      <text:p text:style-name="Standard">{0.0: 5, 1.0: 22, 2.0: 37, 3.0: 2764, 4.0: 13}</text:p>
      <text:p text:style-name="Standard">{0.0: 5, 1.0: 12, 2.0: 21, 3.0: 996, 4.0: 1807}</text:p>
      <text:p text:style-name="Standard">{0.0: 5, 1.0: 12, 2.0: 16, 3.0: 996, 4.0: 1812}</text:p>
      <text:p text:style-name="Standard">{0.0: 5, 1.0: 12, 2.0: 16, 3.0: 996, 4.0: 1812}</text:p>
      <text:p text:style-name="Standard">{0.0: 996, 1.0: 1836, 2.0: 6, 4.0: 3}</text:p>
      <text:p text:style-name="Standard">/home/benjamin/Downloads/Ansel_Lab_Things/algorithms/Project2/clusters/algs.py:178: RuntimeWarning: Mean of empty slice.</text:p>
      <text:p text:style-name="Standard"><text:s text:c="2"/>self.centroids[i,:] = cluster_data_expanded.mean(axis=0)</text:p>
      <text:p text:style-name="Standard">/home/benjamin/.local/lib/python3.8/site-packages/numpy/core/_methods.py:162: RuntimeWarning: invalid value encountered in true_divide</text:p>
      <text:p text:style-name="Standard"><text:s text:c="2"/>ret = um.true_divide(</text:p>
      <text:p text:style-name="Standard">Na fixed</text:p>
      <text:p text:style-name="Standard">Na fixed</text:p>
      <text:p text:style-name="Standard">{0.0: 996, 1.0: 1831, 2.0: 6, 3.0: 5, 4.0: 3}</text:p>
      <text:p text:style-name="Standard">Na fixed</text:p>
      <text:p text:style-name="Standard">{0.0: 996, 1.0: 1831, 2.0: 6, 3.0: 5, 4.0: 3}</text:p>
      <text:p text:style-name="Standard">Na fixed</text:p>
      <text:p text:style-name="Standard">{0.0: 1838, 1.0: 996, 2.0: 2, 5.0: 5}</text:p>
      <text:p text:style-name="Standard">Na fixed</text:p>
      <text:p text:style-name="Standard">Na fixed</text:p>
      <text:p text:style-name="Standard">Na fixed</text:p>
      <text:p text:style-name="Standard">{0.0: 1837, 1.0: 996, 2.0: 2, 4.0: 1, 5.0: 5}</text:p>
      <text:p text:style-name="Standard">Na fixed</text:p>
      <text:p text:style-name="Standard">Na fixed</text:p>
      <text:p text:style-name="Standard">{0.0: 1827, 1.0: 996, 2.0: 2, 3.0: 7, 4.0: 1, 5.0: 5, 6.0: 3}</text:p>
      <text:p text:style-name="Standard">{0.0: 1829, 1.0: 996, 2.0: 2, 3.0: 5, 4.0: 1, 5.0: 5, 6.0: 3}</text:p>
      <text:p text:style-name="Standard">{0.0: 1829, 1.0: 996, 2.0: 2, 3.0: 5, 4.0: 1, 5.0: 5, 6.0: 3}</text:p>
      <text:p text:style-name="Standard">{0.0: 6, 1.0: 5, 2.0: 996, 3.0: 5, 4.0: 3, 5.0: 5, 7.0: 1821}</text:p>
      <text:p text:style-name="Standard">Na fixed</text:p>
      <text:p text:style-name="Standard">{0.0: 6, 1.0: 5, 2.0: 996, 3.0: 5, 4.0: 3, 5.0: 5, 6.0: 1, 7.0: 1820}</text:p>
      <text:p text:style-name="Standard">{0.0: 6, 1.0: 5, 2.0: 996, 3.0: 5, 4.0: 3, 5.0: 5, 6.0: 1, 7.0: 1820}</text:p>
      <text:p text:style-name="Standard">{0.0: 6, 1.0: 996, 2.0: 19, 3.0: 1738, 4.0: 5, 5.0: 16, 6.0: 29, 7.0: 29, 8.0: 3}</text:p>
      <text:p text:style-name="Standard">{0.0: 6, 1.0: 996, 2.0: 19, 3.0: 1775, 4.0: 5, 5.0: 11, 6.0: 20, 7.0: 6, 8.0: 3}</text:p>
      <text:p text:style-name="Standard">{0.0: 6, 1.0: 996, 2.0: 19, 3.0: 1784, 4.0: 5, 5.0: 7, 6.0: 16, 7.0: 5, 8.0: 3}</text:p>
      <text:p text:style-name="Standard">{0.0: 6, 1.0: 996, 2.0: 19, 3.0: 1790, 4.0: 5, 5.0: 5, 6.0: 12, 7.0: 5, 8.0: 3}</text:p>
      <text:p text:style-name="Standard"><text:soft-page-break/>{0.0: 6, 1.0: 996, 2.0: 19, 3.0: 1792, 4.0: 5, 5.0: 5, 6.0: 10, 7.0: 5, 8.0: 3}</text:p>
      <text:p text:style-name="Standard">{0.0: 6, 1.0: 996, 2.0: 19, 3.0: 1792, 4.0: 5, 5.0: 5, 6.0: 10, 7.0: 5, 8.0: 3}</text:p>
      <text:p text:style-name="Standard">{0.0: 996, 1.0: 3, 3.0: 3, 6.0: 3, 8.0: 43, 9.0: 1793}</text:p>
      <text:p text:style-name="Standard">Na fixed</text:p>
      <text:p text:style-name="Standard">Na fixed</text:p>
      <text:p text:style-name="Standard">Na fixed</text:p>
      <text:p text:style-name="Standard">Na fixed</text:p>
      <text:p text:style-name="Standard">{0.0: 996, 1.0: 3, 2.0: 1, 3.0: 3, 4.0: 5, 5.0: 6, 6.0: 3, 7.0: 1, 8.0: 29, 9.0: 1794}</text:p>
      <text:p text:style-name="Standard">{0.0: 996, 1.0: 3, 2.0: 1, 3.0: 3, 4.0: 5, 5.0: 6, 6.0: 3, 7.0: 1, 8.0: 27, 9.0: 1796}</text:p>
      <text:p text:style-name="Standard">{0.0: 996, 1.0: 3, 2.0: 1, 3.0: 3, 4.0: 5, 5.0: 6, 6.0: 3, 7.0: 1, 8.0: 27, 9.0: 1796}</text:p>
      <text:p text:style-name="Standard">{0.0: 996, 1.0: 29, 3.0: 5, 5.0: 33, 6.0: 1768, 8.0: 6, 9.0: 4}</text:p>
      <text:p text:style-name="Standard">Na fixed</text:p>
      <text:p text:style-name="Standard">Na fixed</text:p>
      <text:p text:style-name="Standard">Na fixed</text:p>
      <text:p text:style-name="Standard">Na fixed</text:p>
      <text:p text:style-name="Standard">{0.0: 996, 1.0: 22, 3.0: 5, 5.0: 16, 6.0: 1782, 7.0: 7, 8.0: 6, 9.0: 4, 10.0: 3}</text:p>
      <text:p text:style-name="Standard">Na fixed</text:p>
      <text:p text:style-name="Standard">Na fixed</text:p>
      <text:p text:style-name="Standard">{0.0: 996, 1.0: 16, 2.0: 1, 3.0: 5, 4.0: 6, 5.0: 5, 6.0: 1792, 7.0: 7, 8.0: 6, 9.0: 4, 10.0: 3}</text:p>
      <text:p text:style-name="Standard">{0.0: 996, 1.0: 10, 2.0: 1, 3.0: 5, 4.0: 6, 5.0: 5, 6.0: 1798, 7.0: 7, 8.0: 6, 9.0: 4, 10.0: 3}</text:p>
      <text:p text:style-name="Standard">{0.0: 996, 1.0: 8, 2.0: 1, 3.0: 5, 4.0: 6, 5.0: 5, 6.0: 1800, 7.0: 7, 8.0: 6, 9.0: 4, 10.0: 3}</text:p>
      <text:p text:style-name="Standard">{0.0: 996, 1.0: 8, 2.0: 1, 3.0: 5, 4.0: 6, 5.0: 5, 6.0: 1800, 7.0: 7, 8.0: 6, 9.0: 4, 10.0: 3}</text:p>
      <text:p text:style-name="Standard">8524rations Completed: 6</text:p>
      <text:p text:style-name="Standard">{0.0: 5545, 1.0: 2979}</text:p>
      <text:p text:style-name="Standard">{0.0: 5545, 1.0: 2979} 1</text:p>
      <text:p text:style-name="Standard">{0.0: 3, 1.0: 16, 2.0: 8505}</text:p>
      <text:p text:style-name="Standard">{0.0: 5529, 1.0: 16, 2.0: 2979}</text:p>
      <text:p text:style-name="Standard">{0.0: 5529, 1.0: 16, 2.0: 2979}</text:p>
      <text:p text:style-name="Standard">{0.0: 16, 1.0: 2979, 2.0: 5441, 3.0: 88}</text:p>
      <text:p text:style-name="Standard">{0.0: 16, 1.0: 2979, 2.0: 5471, 3.0: 58}</text:p>
      <text:p text:style-name="Standard">{0.0: 16, 1.0: 2979, 2.0: 5487, 3.0: 42}</text:p>
      <text:p text:style-name="Standard">{0.0: 16, 1.0: 2979, 2.0: 5496, 3.0: 33}</text:p>
      <text:p text:style-name="Standard">{0.0: 16, 1.0: 2979, 2.0: 5504, 3.0: 25}</text:p>
      <text:p text:style-name="Standard">{0.0: 16, 1.0: 2979, 2.0: 5509, 3.0: 20}</text:p>
      <text:p text:style-name="Standard">{0.0: 16, 1.0: 2979, 2.0: 5509, 3.0: 20}</text:p>
      <text:p text:style-name="Standard">{0.0: 186, 1.0: 2979, 2.0: 16, 3.0: 8, 4.0: 5335}</text:p>
      <text:p text:style-name="Standard">{0.0: 103, 1.0: 2979, 2.0: 16, 3.0: 8, 4.0: 5418}</text:p>
      <text:p text:style-name="Standard">{0.0: 87, 1.0: 2979, 2.0: 16, 3.0: 8, 4.0: 5434}</text:p>
      <text:p text:style-name="Standard">{0.0: 79, 1.0: 2979, 2.0: 16, 3.0: 8, 4.0: 5442}</text:p>
      <text:p text:style-name="Standard">{0.0: 79, 1.0: 2979, 2.0: 16, 3.0: 8, 4.0: 5442}</text:p>
      <text:p text:style-name="Standard">{0.0: 5529, 1.0: 16, 2.0: 2979}</text:p>
      <text:p text:style-name="Standard">Na fixed</text:p>
      <text:p text:style-name="Standard">Na fixed</text:p>
      <text:p text:style-name="Standard">Na fixed</text:p>
      <text:p text:style-name="Standard">{0.0: 5513, 1.0: 16, 3.0: 16, 4.0: 2979}</text:p>
      <text:p text:style-name="Standard">Na fixed</text:p>
      <text:p text:style-name="Standard">Na fixed</text:p>
      <text:p text:style-name="Standard">{0.0: 5512, 1.0: 16, 2.0: 2979, 3.0: 16, 5.0: 1}</text:p>
      <text:p text:style-name="Standard">Na fixed</text:p>
      <text:p text:style-name="Standard"><text:soft-page-break/>{0.0: 5510, 1.0: 16, 2.0: 2979, 3.0: 16, 4.0: 2, 5.0: 1}</text:p>
      <text:p text:style-name="Standard">{0.0: 5510, 1.0: 16, 2.0: 2979, 3.0: 16, 4.0: 2, 5.0: 1}</text:p>
      <text:p text:style-name="Standard">{0.0: 4, 1.0: 2, 2.0: 5514, 3.0: 2979, 4.0: 9, 6.0: 16}</text:p>
      <text:p text:style-name="Standard">Na fixed</text:p>
      <text:p text:style-name="Standard">{0.0: 4, 1.0: 2, 2.0: 5504, 3.0: 2979, 4.0: 9, 5.0: 10, 6.0: 16}</text:p>
      <text:p text:style-name="Standard">{0.0: 4, 1.0: 2, 2.0: 5504, 3.0: 2979, 4.0: 9, 5.0: 10, 6.0: 16}</text:p>
      <text:p text:style-name="Standard">{0.0: 16, 1.0: 5452, 2.0: 2979, 4.0: 4, 5.0: 11, 6.0: 58, 7.0: 4}</text:p>
      <text:p text:style-name="Standard">Na fixed</text:p>
      <text:p text:style-name="Standard">{0.0: 16, 1.0: 5476, 2.0: 2979, 3.0: 2, 4.0: 4, 5.0: 11, 6.0: 32, 7.0: 4}</text:p>
      <text:p text:style-name="Standard">{0.0: 16, 1.0: 5476, 2.0: 2979, 3.0: 2, 4.0: 4, 5.0: 11, 6.0: 32, 7.0: 4}</text:p>
      <text:p text:style-name="Standard">{0.0: 2979, 1.0: 139, 2.0: 79, 3.0: 8, 4.0: 18, 5.0: 5288, 6.0: 2, 8.0: 11}</text:p>
      <text:p text:style-name="Standard">Na fixed</text:p>
      <text:p text:style-name="Standard">{0.0: 2979, 1.0: 54, 2.0: 42, 3.0: 8, 4.0: 16, 5.0: 5411, 6.0: 2, 7.0: 1, 8.0: 11}</text:p>
      <text:p text:style-name="Standard">{0.0: 2979, 1.0: 38, 2.0: 32, 3.0: 8, 4.0: 16, 5.0: 5437, 6.0: 2, 7.0: 1, 8.0: 11}</text:p>
      <text:p text:style-name="Standard">{0.0: 2979, 1.0: 30, 2.0: 32, 3.0: 8, 4.0: 16, 5.0: 5445, 6.0: 2, 7.0: 1, 8.0: 11}</text:p>
      <text:p text:style-name="Standard">{0.0: 2979, 1.0: 30, 2.0: 32, 3.0: 8, 4.0: 16, 5.0: 5445, 6.0: 2, 7.0: 1, 8.0: 11}</text:p>
      <text:p text:style-name="Standard">{0.0: 14, 1.0: 16, 2.0: 16, 4.0: 39, 5.0: 4, 6.0: 24, 7.0: 8351, 8.0: 17, 9.0: 43}</text:p>
      <text:p text:style-name="Standard">Na fixed</text:p>
      <text:p text:style-name="Standard">{0.0: 14, 1.0: 16, 2.0: 16, 3.0: 1, 4.0: 5359, 5.0: 4, 6.0: 24, 7.0: 2979, 8.0: 17, 9.0: 94}</text:p>
      <text:p text:style-name="Standard">{0.0: 14, 1.0: 16, 2.0: 16, 3.0: 1, 4.0: 5394, 5.0: 4, 6.0: 24, 7.0: 2979, 8.0: 17, 9.0: 59}</text:p>
      <text:p text:style-name="Standard">{0.0: 14, 1.0: 16, 2.0: 16, 3.0: 1, 4.0: 5415, 5.0: 4, 6.0: 24, 7.0: 2979, 8.0: 17, 9.0: 38}</text:p>
      <text:p text:style-name="Standard">{0.0: 14, 1.0: 16, 2.0: 16, 3.0: 1, 4.0: 5422, 5.0: 4, 6.0: 24, 7.0: 2979, 8.0: 17, 9.0: 31}</text:p>
      <text:p text:style-name="Standard">{0.0: 14, 1.0: 16, 2.0: 16, 3.0: 1, 4.0: 5433, 5.0: 4, 6.0: 24, 7.0: 2979, 8.0: 17, 9.0: 20}</text:p>
      <text:p text:style-name="Standard">{0.0: 14, 1.0: 16, 2.0: 16, 3.0: 1, 4.0: 5437, 5.0: 4, 6.0: 24, 7.0: 2979, 8.0: 17, 9.0: 16}</text:p>
      <text:p text:style-name="Standard">{0.0: 14, 1.0: 16, 2.0: 16, 3.0: 1, 4.0: 5437, 5.0: 4, 6.0: 24, 7.0: 2979, 8.0: 17, 9.0: 16}</text:p>
      <text:p text:style-name="Standard">{0.0: 18, 1.0: 43, 2.0: 42, 3.0: 8, 4.0: 2979, 5.0: 16, 6.0: 84, 7.0: 5195, 9.0: 123, 10.0: 16}</text:p>
      <text:p text:style-name="Standard">Na fixed</text:p>
      <text:p text:style-name="Standard">{0.0: 16, 1.0: 20, 2.0: 50, 3.0: 8, 4.0: 2979, 5.0: 16, 6.0: 69, 7.0: 5291, 8.0: 4, 9.0: 55, 10.0: 16}</text:p>
      <text:p text:style-name="Standard">{0.0: 16, 1.0: 16, 2.0: 55, 3.0: 8, 4.0: 2979, 5.0: 16, 6.0: 58, 7.0: 5310, 8.0: 4, 9.0: 46, 10.0: 16}</text:p>
      <text:p text:style-name="Standard">{0.0: 16, 1.0: 16, 2.0: 56, 3.0: 8, 4.0: 2979, 5.0: 16, 6.0: 37, 7.0: 5330, 8.0: 4, 9.0: 46, 10.0: 16}</text:p>
      <text:p text:style-name="Standard">{0.0: 16, 1.0: 16, 2.0: 55, 3.0: 8, 4.0: 2979, 5.0: 16, 6.0: 26, 7.0: 5342, 8.0: 4, 9.0: 46, 10.0: 16}</text:p>
      <text:p text:style-name="Standard">{0.0: 16, 1.0: 16, 2.0: 54, 3.0: 8, 4.0: 2979, 5.0: 16, 6.0: 15, 7.0: 5354, 8.0: 4, 9.0: 46, 10.0: 16}</text:p>
      <text:p text:style-name="Standard">{0.0: 16, 1.0: 16, 2.0: 54, 3.0: 8, 4.0: 2979, 5.0: 16, 6.0: 8, 7.0: 5361, 8.0: 4, 9.0: 46, 10.0: 16}</text:p>
      <text:p text:style-name="Standard">{0.0: 16, 1.0: 16, 2.0: 54, 3.0: 8, 4.0: 2979, 5.0: 16, 6.0: 8, 7.0: 5361, 8.0: 4, 9.0: 46, 10.0: 16}</text:p>
      <text:p text:style-name="Standard">{0.0: 2841} Completed: 8</text:p>
      <text:p text:style-name="Standard">/home/benjamin/Downloads/Ansel_Lab_Things/algorithms/Project2/clusters/algs.py:178: RuntimeWarning: Mean of empty slice.</text:p>
      <text:p text:style-name="Standard"><text:s text:c="2"/>self.centroids[i,:] = cluster_data_expanded.mean(axis=0)</text:p>
      <text:p text:style-name="Standard">/home/benjamin/.local/lib/python3.8/site-packages/numpy/core/_methods.py:162: RuntimeWarning: invalid value encountered in true_divide</text:p>
      <text:p text:style-name="Standard"><text:s text:c="2"/>ret = um.true_divide(</text:p>
      <text:p text:style-name="Standard">Na fixed</text:p>
      <text:p text:style-name="Standard">{0.0: 1845, 1.0: 996}: 1</text:p>
      <text:p text:style-name="Standard">{0.0: 1845, 1.0: 996}: 2</text:p>
      <text:p text:style-name="Standard">{0.0: 16, 1.0: 8508}d: 3</text:p>
      <text:p text:style-name="Standard">{0.0: 5545, 1.0: 2979} 1</text:p>
      <text:p text:style-name="Standard">{0.0: 5545, 1.0: 2979} 2</text:p>
      <text:p text:style-name="Standard">2183713 1830648 12887 6972</text:p>
      <text:p text:style-name="Standard">The Jaccard Index comparing Hierarchical and K-Means is <text:s/>0.5422345482572715</text:p>
      <text:p text:style-name="Standard"><text:soft-page-break/>A top 10 Cluster 0 Ligand is ID <text:s/>2019</text:p>
      <text:p text:style-name="Standard">A top 10 Cluster 1 Ligand is ID <text:s/>1267</text:p>
      <text:p text:style-name="Standard">A top 10 Cluster 0 Ligand is ID <text:s/>1628</text:p>
      <text:p text:style-name="Standard">A top 10 Cluster 1 Ligand is ID <text:s/>1267</text:p>
      <text:p text:style-name="Standard">A top 10 Cluster 0 Ligand is ID <text:s/>740</text:p>
      <text:p text:style-name="Standard">A top 10 Cluster 1 Ligand is ID <text:s/>1038</text:p>
      <text:p text:style-name="Standard">A top 10 Cluster 0 Ligand is ID <text:s/>740</text:p>
      <text:p text:style-name="Standard">A top 10 Cluster 1 Ligand is ID <text:s/>1038</text:p>
      <text:p text:style-name="Standard">A top 10 Cluster 0 Ligand is ID <text:s/>736</text:p>
      <text:p text:style-name="Standard">A top 10 Cluster 1 Ligand is ID <text:s/>1038</text:p>
      <text:p text:style-name="Standard">A top 10 Cluster 0 Ligand is ID <text:s/>736</text:p>
      <text:p text:style-name="Standard">A top 10 Cluster 1 Ligand is ID <text:s/>1199</text:p>
      <text:p text:style-name="Standard">A top 10 Cluster 0 Ligand is ID <text:s/>736</text:p>
      <text:p text:style-name="Standard">A top 10 Cluster 1 Ligand is ID <text:s/>1199</text:p>
      <text:p text:style-name="Standard">A top 10 Cluster 0 Ligand is ID <text:s/>741</text:p>
      <text:p text:style-name="Standard">A top 10 Cluster 1 Ligand is ID <text:s/>810</text:p>
      <text:p text:style-name="Standard">A top 10 Cluster 0 Ligand is ID <text:s/>741</text:p>
      <text:p text:style-name="Standard">A top 10 Cluster 1 Ligand is ID <text:s/>810</text:p>
      <text:p text:style-name="Standard">A top 10 Cluster 0 Ligand is ID <text:s/>741</text:p>
      <text:p text:style-name="Standard">A top 10 Cluster 1 Ligand is ID <text:s/>81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09:26:40.164979781</meta:creation-date>
    <dc:date>2021-02-19T09:28:08.711839033</dc:date>
    <meta:editing-duration>PT1M28S</meta:editing-duration>
    <meta:editing-cycles>1</meta:editing-cycles>
    <meta:document-statistic meta:table-count="0" meta:image-count="0" meta:object-count="0" meta:page-count="5" meta:paragraph-count="210" meta:word-count="1951" meta:character-count="10099" meta:non-whitespace-character-count="8325"/>
    <meta:generator>LibreOffice/6.4.6.2$Linux_X86_64 LibreOffice_project/40$Build-2</meta:generator>
  </office:meta>
</office:document-meta>
</file>